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Text_20_body">
      <style:text-properties officeooo:rsid="00475bc7" officeooo:paragraph-rsid="00475bc7"/>
    </style:style>
    <style:style style:name="P15" style:family="paragraph" style:parent-style-name="Text_20_body">
      <style:text-properties officeooo:rsid="00490861" officeooo:paragraph-rsid="00490861"/>
    </style:style>
    <style:style style:name="P16" style:family="paragraph" style:parent-style-name="Text_20_body">
      <style:text-properties officeooo:rsid="00495d7e" officeooo:paragraph-rsid="00495d7e"/>
    </style:style>
    <style:style style:name="P17" style:family="paragraph" style:parent-style-name="Standard" style:master-page-name="Standard">
      <style:paragraph-properties style:page-number="auto"/>
      <style:text-properties fo:language="da" fo:country="DK"/>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2">
      <style:paragraph-properties fo:break-before="page"/>
    </style:style>
    <style:style style:name="P21" style:family="paragraph" style:parent-style-name="Heading_20_2">
      <style:text-properties officeooo:rsid="00458007" officeooo:paragraph-rsid="00458007"/>
    </style:style>
    <style:style style:name="P22" style:family="paragraph" style:parent-style-name="Heading_20_2">
      <style:text-properties officeooo:rsid="00475bc7" officeooo:paragraph-rsid="00475bc7"/>
    </style:style>
    <style:style style:name="P23" style:family="paragraph" style:parent-style-name="Heading_20_2">
      <style:text-properties officeooo:rsid="00495d7e" officeooo:paragraph-rsid="00495d7e"/>
    </style:style>
    <style:style style:name="P24" style:family="paragraph" style:parent-style-name="Heading_20_2">
      <style:text-properties officeooo:rsid="004a6849" officeooo:paragraph-rsid="004a6849"/>
    </style:style>
    <style:style style:name="P25" style:family="paragraph" style:parent-style-name="Text_20_body">
      <style:text-properties officeooo:rsid="004a3cfa" officeooo:paragraph-rsid="004a3cfa"/>
    </style:style>
    <style:style style:name="P26" style:family="paragraph" style:parent-style-name="Text_20_body">
      <style:text-properties officeooo:rsid="004a6849" officeooo:paragraph-rsid="004a6849"/>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4"><draw:frame draw:style-name="fr1" draw:name="Image1" text:anchor-type="char" svg:width="17cm" svg:height="10.507cm" draw:z-index="4"><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p text:style-name="P11"><text:a xlink:type="simple" xlink:href="#__RefHeading___Toc256_1980433592" text:style-name="Index_20_Link" text:visited-style-name="Index_20_Link">05/08/2024:<text:tab/>3</text:a></text:p>
          <text:p text:style-name="P11"><text:a xlink:type="simple" xlink:href="#__RefHeading___Toc258_1980433592" text:style-name="Index_20_Link" text:visited-style-name="Index_20_Link">06/08/2024:<text:tab/>4</text:a></text:p>
          <text:p text:style-name="P11"><text:a xlink:type="simple" xlink:href="#__RefHeading___Toc260_1980433592" text:style-name="Index_20_Link" text:visited-style-name="Index_20_Link">07/08/2024:<text:tab/>4</text:a></text:p>
          <text:p text:style-name="P11"><text:a xlink:type="simple" xlink:href="#__RefHeading___Toc262_1980433592" text:style-name="Index_20_Link" text:visited-style-name="Index_20_Link">08/08/2024:<text:tab/>4</text:a></text:p>
        </text:index-body>
      </text:table-of-content>
      <text:p text:style-name="P4"/>
      <text:h text:style-name="P20"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1"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22" text:outline-level="2"><text:bookmark-start text:name="__RefHeading___Toc256_1980433592"/>05/08/2024:<text:bookmark-end text:name="__RefHeading___Toc256_1980433592"/></text:h>
      <text:p text:style-name="P14">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5">Foretaget mindre rettelser i kravspecifikationsdokumentet – primært korrektur læsning og formalier, så som notering af anvendt ER-diagram paradigme.</text:p>
      <text:p text:style-name="P15">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23" text:outline-level="2"><text:bookmark-start text:name="__RefHeading___Toc258_1980433592"/><text:soft-page-break/>06/08/2024:<text:bookmark-end text:name="__RefHeading___Toc258_1980433592"/></text:h>
      <text:p text:style-name="P16">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23" text:outline-level="2"><text:bookmark-start text:name="__RefHeading___Toc260_1980433592"/>07/08/2024:<text:bookmark-end text:name="__RefHeading___Toc260_1980433592"/></text:h>
      <text:p text:style-name="P16">Kort kig på kravspecifikation dokument, men ellers er det primære arbejde gået med at få en kørende og fungerende back-end op at stå, i første omgang blot til hurtigt at registrere noget fra applikationen, og sikre, at dette endte i databasen.</text:p>
      <text:p text:style-name="P16">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25">Derudover lavet små justeringer ift. fremtidig sikkerhed, så som at lagre databasens legitimationsoplysninger i en fil der ignoreres af GitHub, samt oprettet en branch til udvikling.</text:p>
      <text:h text:style-name="P24" text:outline-level="2"><text:bookmark-start text:name="__RefHeading___Toc262_1980433592"/>08/08/2024:<text:bookmark-end text:name="__RefHeading___Toc262_1980433592"/></text:h>
      <text:p text:style-name="P26">Døjet med hovedpine siden morgen, dog arbejdet så vidt muligt. </text:p>
      <text:p text:style-name="P26">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26">Implementeringen er gjort via JWT (JSON Web Tokens) – på shared niveau - samt MMKV – på Android platforme - til sikker lokal lagring af key-value sæt, så token kan gemmes lokalt, og verificeres med back-end ved app-start/login/når nødvendigheden opstår.</text:p>
      <text:p text:style-name="P26">Den umiddelbare plan er at nå i mål med User delen af back- og front-end enten slut denne uge (9/8), eller start næste uge, og derfra tilføje Groups, så brugere kan melde sig ind i en.</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3"><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4</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8T13:12:55.573000000</dc:date>
    <meta:editing-duration>PT5H12M34S</meta:editing-duration>
    <meta:editing-cycles>29</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4" meta:paragraph-count="43" meta:word-count="715" meta:character-count="4779" meta:non-whitespace-character-count="4099"/>
  </office:meta>
</office:document-meta>
</file>